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T19" style:parent-style-name="Hypertextovýodkaz" style:family="text">
      <style:text-properties fo:font-size="8pt" style:font-size-asian="8pt" style:font-size-complex="8pt"/>
    </style:style>
    <style:style style:name="P20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1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/2021<text:bookmark-end text:name="Text14"/></text:p>
            <text:p text:style-name="Normální">KVOP-1427/2021<text:bookmark-end text:name="Text2"/></text:p>
            <text:p text:style-name="Normální"><text:bookmark-start text:name="Text6"/>12. 0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/>
            <text:p text:style-name="Normální">Bc. V. D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bakaláři,</text:p>
      <text:p text:style-name="Základnítext">dne 8. ledna 2021 byla do Kanceláře veřejného ochránce práv doručena Vaše žádost podle zákona č. 106/1999 Sb., o svobodném přístupu k informacím, ve znění pozdějších předpisů, kterou žádáte o<text:s/>sdělení:</text:p>
      <text:p text:style-name="Základnítext"><text:span text:style-name="Zdůraznění">Jaké podněty zaslal Váš úřad v roce 2020 na Ministerstvo dopravy v rámci meziresortního připomínkového řízení k materiálu s názvem:<text:s/></text:span></text:p>
      <text:p text:style-name="Základnítext"><text:span text:style-name="Zdůraznění">„Návrh zákona, kterým se mění zákon č. 56/2001 Sb., o podmínkách provozu vozidel na pozemních komunikacích a o zm</text:span><text:span text:style-name="Zdůraznění">ěně zákona č. 168/1999 Sb., o pojištění odpovědnosti za škodu způsobenou provozem vozidla a o změně některých souvisejících zákonů (zákon o pojištění odpovědnosti z provozu vozidla), ve znění zákona č. 307/1999 Sb., ve znění pozdějších předpisů, a zákon č.</text:span><text:span text:style-name="Zdůraznění"><text:s/>634/2004 Sb., o správních poplatcích, ve znění pozdějších přepisů“?<text:s/></text:span></text:p>
      <text:p text:style-name="Základnítext">Ve smyslu zákona o svobodném přístupu k informacím,<text:s/><text:span text:style-name="Silné">Vám výše uvedené informace poskytuji.</text:span></text:p>
      <text:p text:style-name="P18"><text:span text:style-name="ZákladnítextChar">Veřejný ochránce práv zaslal ministerstvu dopravy své připomínky v písemnosti č. j. KVOP-</text:span>15689/2020/S. Tento dokument Vám zasílám v příloze.</text:p>
      <text:p text:style-name="Základnítext"><text:span text:style-name="Silné">Vážený pane<text:s/></text:span><text:span text:style-name="Silné">D.</text:span><text:span text:style-name="Silné">, děkuji Vám za Váš zájem o chod Kanceláře veřejného ochránce práv. Další informace můžete nalézt též ve výročních zprávách ochránce.</text:span><text:span text:style-name="Značkapozn.podčarou"><text:note text:note-class="footnote" text:id="_ftn0"><text:note-citation>1</text:note-citation><text:note-body><text:p text:style-name="Textpozn.podčarou"><text:s/><text:a xlink:href="https://www.ochrance.cz/zpravy-o-cinnosti/zpravy-pro-poslaneckou-snemovnu/" office:target-frame-name="_top" xlink:show="replace"><text:span text:style-name="T19">https://www.ochrance.cz/zpravy-o-cinnosti/zpravy-pro-poslaneckou-snemovnu/</text:span></text:a><text:s/></text:p></text:note-body></text:note></text:span><text:span text:style-name="Silné"><text:s/></text:span></text:p>
      <text:p text:style-name="podpis">JUDr. Pavel Pořízek, Ph.D., v. r.</text:p>
      <text:p text:style-name="podpis">vedoucí Kanceláře veřejného ochránce práv</text:p>
      <text:p text:style-name="podpis">(podepsáno elektronicky)</text:p>
      <text:p text:style-name="podpis"/>
      <text:p text:style-name="P20">Příloha</text:p>
      <text:p text:style-name="P21">Průvodní dopis a příloha č. j. KVOP-15689/2020/S<text:s/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1TDF*</text:span></text:p>
        <text:p text:style-name="P12"><text:span text:style-name="T13">KVOPX00B1TDF</text:span>KVOPX00B1TD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22T10:43:00Z</meta:creation-date>
    <dc:date>2021-01-22T10:45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215" meta:character-count="1488" meta:row-count="10" meta:non-whitespace-character-count="1275"/>
  </office:meta>
</office:document-meta>
</file>